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sults.getTes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s.get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Results.getDiff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sults.TestResults( int testNumber ,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s.TestResults( int testNumber , String uri , boolean error , boolean testPa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sults.addDiff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s.addDiffResult( String result , final boolean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esul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Results.isTest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sults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